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order-bottom="none" fo:background-color="#f6f9d4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order-bottom="none" fo:background-color="#f6f9d4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dde8cb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99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2"/>
          <table:table-cell table:style-name="ce18"/>
          <table:table-cell/>
          <table:table-cell table:style-name="ce3" table:number-columns-repeated="2"/>
          <table:table-cell table:style-name="ce18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29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Hoja4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4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7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56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5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4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7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6" table:formula="of:=HEX2BIN([.B12];8)" office:value-type="string" office:string-value="00010000" calcext:value-type="string">
            <text:p>00010000</text:p>
          </table:table-cell>
          <table:table-cell table:style-name="ce72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8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9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8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60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1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1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2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1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0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30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5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2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4"/>
          <table:table-cell table:style-name="ce93" table:number-columns-repeated="4"/>
          <table:table-cell table:style-name="ce113"/>
          <table:table-cell table:style-name="ce125"/>
          <table:table-cell table:style-name="ce129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16T17:11:50.435958514</dc:date>
    <meta:editing-duration>PT7H58M13S</meta:editing-duration>
    <meta:editing-cycles>16</meta:editing-cycles>
    <meta:generator>LibreOffice/6.4.7.2$Linux_X86_64 LibreOffice_project/40$Build-2</meta:generator>
    <meta:document-statistic meta:table-count="4" meta:cell-count="5285" meta:object-count="0"/>
  </office:meta>
</office:document-meta>
</file>